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09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2.6in"/>
    </style:style>
    <style:style style:name="Table1.C" style:family="table-column">
      <style:table-column-properties style:column-width="1.343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1306in" table:align="left"/>
    </style:style>
    <style:style style:name="Table2.A" style:family="table-column">
      <style:table-column-properties style:column-width="2.0743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0.8118in"/>
    </style:style>
    <style:style style:name="Table2.D" style:family="table-column">
      <style:table-column-properties style:column-width="0.6535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text-properties style:font-size-asian="5.25pt"/>
    </style:style>
    <style:style style:name="P3" style:family="paragraph" style:parent-style-name="Heading_20_2">
      <style:text-properties fo:font-size="6pt" style:font-size-asian="5.25pt" style:font-size-complex="6pt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3">
      <style:text-properties fo:font-size="6pt" style:font-size-asian="5.25pt" style:font-size-complex="6pt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4">
      <style:text-properties fo:font-size="6pt" style:font-size-asian="5.25pt" style:font-size-complex="6pt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5">
      <style:text-properties fo:font-size="6pt" style:font-size-asian="5.25pt" style:font-size-complex="6pt"/>
    </style:style>
    <style:style style:name="P14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6">
      <style:text-properties fo:font-size="6pt" style:font-size-asian="5.25pt" style:font-size-complex="6pt"/>
    </style:style>
    <style:style style:name="P16" style:family="paragraph" style:parent-style-name="Heading_20_3">
      <style:text-properties fo:font-size="6pt" style:font-size-asian="5.25pt" style:font-size-complex="6pt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7">
      <style:text-properties fo:font-size="6pt" style:font-size-asian="5.25pt" style:font-size-complex="6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8">
      <style:text-properties fo:font-size="6pt" style:font-size-asian="5.25pt" style:font-size-complex="6pt"/>
    </style:style>
    <style:style style:name="P21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9">
      <style:text-properties fo:font-size="6pt" style:font-size-asian="5.25pt" style:font-size-complex="6pt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10">
      <style:text-properties fo:font-size="6pt" style:font-size-asian="5.25pt" style:font-size-complex="6pt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1">
      <style:text-properties fo:font-size="6pt" style:font-size-asian="5.25pt" style:font-size-complex="6pt"/>
    </style:style>
    <style:style style:name="P27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2">
      <style:text-properties fo:font-size="6pt" style:font-size-asian="5.25pt" style:font-size-complex="6pt"/>
    </style:style>
    <style:style style:name="P29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3">
      <style:text-properties fo:font-size="6pt" style:font-size-asian="5.25pt" style:font-size-complex="6pt"/>
    </style:style>
    <style:style style:name="P31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4">
      <style:text-properties fo:font-size="6pt" style:font-size-asian="5.25pt" style:font-size-complex="6pt"/>
    </style:style>
    <style:style style:name="P33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5">
      <style:text-properties fo:font-size="6pt" style:font-size-asian="5.25pt" style:font-size-complex="6pt"/>
    </style:style>
    <style:style style:name="P35" style:family="paragraph" style:parent-style-name="Preformatted_20_Text">
      <style:text-properties fo:font-size="6pt" style:font-size-asian="5.25pt" style:font-size-complex="6pt"/>
    </style:style>
    <style:style style:name="P36" style:family="paragraph" style:parent-style-name="Preformatted_20_Text">
      <style:paragraph-properties fo:margin-top="0in" fo:margin-bottom="0.1965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6">
      <style:text-properties fo:font-size="6pt" style:font-size-asian="5.25pt" style:font-size-complex="6pt"/>
    </style:style>
    <style:style style:name="P39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40" style:family="paragraph" style:parent-style-name="Text_20_body" style:list-style-name="L17">
      <style:text-properties fo:font-size="6pt" style:font-size-asian="5.25pt" style:font-size-complex="6pt"/>
    </style:style>
    <style:style style:name="P41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18">
      <style:text-properties fo:font-size="6pt" style:font-size-asian="5.25pt" style:font-size-complex="6pt"/>
    </style:style>
    <style:style style:name="P43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4" style:family="paragraph" style:parent-style-name="Text_20_body" style:list-style-name="L19">
      <style:text-properties fo:font-size="6pt" style:font-size-asian="5.25pt" style:font-size-complex="6pt"/>
    </style:style>
    <style:style style:name="P45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6" style:family="paragraph" style:parent-style-name="Text_20_body" style:list-style-name="L20">
      <style:text-properties fo:font-size="6pt" style:font-size-asian="5.25pt" style:font-size-complex="6pt"/>
    </style:style>
    <style:style style:name="P47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8" style:family="paragraph" style:parent-style-name="Text_20_body" style:list-style-name="L21">
      <style:text-properties fo:font-size="6pt" style:font-size-asian="5.25pt" style:font-size-complex="6pt"/>
    </style:style>
    <style:style style:name="P49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50" style:family="paragraph" style:parent-style-name="Text_20_body" style:list-style-name="L22">
      <style:text-properties fo:font-size="6pt" style:font-size-asian="5.25pt" style:font-size-complex="6pt"/>
    </style:style>
    <style:style style:name="P51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2" style:family="paragraph" style:parent-style-name="Text_20_body" style:list-style-name="L23">
      <style:text-properties fo:font-size="6pt" style:font-size-asian="5.25pt" style:font-size-complex="6pt"/>
    </style:style>
    <style:style style:name="P53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4" style:family="paragraph" style:parent-style-name="Text_20_body" style:list-style-name="L24">
      <style:text-properties fo:font-size="6pt" style:font-size-asian="5.25pt" style:font-size-complex="6pt"/>
    </style:style>
    <style:style style:name="P55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6" style:family="paragraph" style:parent-style-name="Text_20_body" style:list-style-name="L25">
      <style:text-properties fo:font-size="6pt" style:font-size-asian="5.25pt" style:font-size-complex="6pt"/>
    </style:style>
    <style:style style:name="P57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8" style:family="paragraph" style:parent-style-name="Text_20_body" style:list-style-name="L26">
      <style:text-properties fo:font-size="6pt" style:font-size-asian="5.25pt" style:font-size-complex="6pt"/>
    </style:style>
    <style:style style:name="P59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60" style:family="paragraph" style:parent-style-name="Text_20_body" style:list-style-name="L27">
      <style:text-properties fo:font-size="6pt" style:font-size-asian="5.25pt" style:font-size-complex="6pt"/>
    </style:style>
    <style:style style:name="P61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2" style:family="paragraph" style:parent-style-name="Text_20_body" style:list-style-name="L28">
      <style:text-properties fo:font-size="6pt" style:font-size-asian="5.25pt" style:font-size-complex="6pt"/>
    </style:style>
    <style:style style:name="P63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29">
      <style:text-properties fo:font-size="6pt" style:font-size-asian="5.25pt" style:font-size-complex="6pt"/>
    </style:style>
    <style:style style:name="P65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6" style:family="paragraph" style:parent-style-name="Text_20_body" style:list-style-name="L30">
      <style:text-properties fo:font-size="6pt" style:font-size-asian="5.25pt" style:font-size-complex="6pt"/>
    </style:style>
    <style:style style:name="P67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8" style:family="paragraph" style:parent-style-name="Text_20_body" style:list-style-name="L31">
      <style:text-properties fo:font-size="6pt" style:font-size-asian="5.25pt" style:font-size-complex="6pt"/>
    </style:style>
    <style:style style:name="P69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70" style:family="paragraph" style:parent-style-name="Text_20_body" style:list-style-name="L32">
      <style:text-properties fo:font-size="6pt" style:font-size-asian="5.25pt" style:font-size-complex="6pt"/>
    </style:style>
    <style:style style:name="P71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2" style:family="paragraph" style:parent-style-name="Text_20_body" style:list-style-name="L33">
      <style:text-properties fo:font-size="6pt" style:font-size-asian="5.25pt" style:font-size-complex="6pt"/>
    </style:style>
    <style:style style:name="P73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4" style:family="paragraph" style:parent-style-name="Text_20_body" style:list-style-name="L34">
      <style:text-properties fo:font-size="6pt" style:font-size-asian="5.25pt" style:font-size-complex="6pt"/>
    </style:style>
    <style:style style:name="P75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6" style:family="paragraph" style:parent-style-name="Text_20_body" style:list-style-name="L35">
      <style:text-properties fo:font-size="6pt" style:font-size-asian="5.25pt" style:font-size-complex="6pt"/>
    </style:style>
    <style:style style:name="P77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8" style:family="paragraph" style:parent-style-name="Text_20_body" style:list-style-name="L36">
      <style:text-properties fo:font-size="6pt" style:font-size-asian="5.25pt" style:font-size-complex="6pt"/>
    </style:style>
    <style:style style:name="P79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80" style:family="paragraph" style:parent-style-name="Text_20_body" style:list-style-name="L37">
      <style:text-properties fo:font-size="6pt" style:font-size-asian="5.25pt" style:font-size-complex="6pt"/>
    </style:style>
    <style:style style:name="P81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2" style:family="paragraph" style:parent-style-name="Text_20_body" style:list-style-name="L38">
      <style:text-properties fo:font-size="6pt" style:font-size-asian="5.25pt" style:font-size-complex="6pt"/>
    </style:style>
    <style:style style:name="P83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4" style:family="paragraph" style:parent-style-name="Text_20_body" style:list-style-name="L39">
      <style:text-properties fo:font-size="6pt" style:font-size-asian="5.25pt" style:font-size-complex="6pt"/>
    </style:style>
    <style:style style:name="P85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6" style:family="paragraph" style:parent-style-name="Text_20_body" style:list-style-name="L40">
      <style:text-properties fo:font-size="6pt" style:font-size-asian="5.25pt" style:font-size-complex="6pt"/>
    </style:style>
    <style:style style:name="P87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8" style:family="paragraph" style:parent-style-name="Text_20_body" style:list-style-name="L41">
      <style:text-properties fo:font-size="6pt" style:font-size-asian="5.25pt" style:font-size-complex="6pt"/>
    </style:style>
    <style:style style:name="P89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90" style:family="paragraph" style:parent-style-name="Text_20_body" style:list-style-name="L42">
      <style:text-properties fo:font-size="6pt" style:font-size-asian="5.25pt" style:font-size-complex="6pt"/>
    </style:style>
    <style:style style:name="P91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2" style:family="paragraph" style:parent-style-name="Text_20_body" style:list-style-name="L43">
      <style:text-properties fo:font-size="6pt" style:font-size-asian="5.25pt" style:font-size-complex="6pt"/>
    </style:style>
    <style:style style:name="P93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4" style:family="paragraph" style:parent-style-name="Text_20_body" style:list-style-name="L44">
      <style:text-properties fo:font-size="6pt" style:font-size-asian="5.25pt" style:font-size-complex="6pt"/>
    </style:style>
    <style:style style:name="P95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6" style:family="paragraph" style:parent-style-name="Text_20_body" style:list-style-name="L45">
      <style:text-properties fo:font-size="6pt" style:font-size-asian="5.25pt" style:font-size-complex="6pt"/>
    </style:style>
    <style:style style:name="P97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8" style:family="paragraph" style:parent-style-name="Text_20_body" style:list-style-name="L46">
      <style:text-properties fo:font-size="6pt" style:font-size-asian="5.25pt" style:font-size-complex="6pt"/>
    </style:style>
    <style:style style:name="P99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100" style:family="paragraph" style:parent-style-name="Text_20_body" style:list-style-name="L47">
      <style:text-properties fo:font-size="6pt" style:font-size-asian="5.25pt" style:font-size-complex="6pt"/>
    </style:style>
    <style:style style:name="P101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2" style:family="paragraph" style:parent-style-name="Text_20_body" style:list-style-name="L48">
      <style:text-properties fo:font-size="6pt" style:font-size-asian="5.25pt" style:font-size-complex="6pt"/>
    </style:style>
    <style:style style:name="P103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4" style:family="paragraph" style:parent-style-name="Text_20_body" style:list-style-name="L49">
      <style:text-properties fo:font-size="6pt" style:font-size-asian="5.25pt" style:font-size-complex="6pt"/>
    </style:style>
    <style:style style:name="P105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6" style:family="paragraph" style:parent-style-name="Text_20_body" style:list-style-name="L50">
      <style:text-properties fo:font-size="6pt" style:font-size-asian="5.25pt" style:font-size-complex="6pt"/>
    </style:style>
    <style:style style:name="P107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8" style:family="paragraph" style:parent-style-name="Text_20_body" style:list-style-name="L51">
      <style:text-properties fo:font-size="6pt" style:font-size-asian="5.25pt" style:font-size-complex="6pt"/>
    </style:style>
    <style:style style:name="P109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10" style:family="paragraph" style:parent-style-name="Text_20_body" style:list-style-name="L52">
      <style:text-properties fo:font-size="6pt" style:font-size-asian="5.25pt" style:font-size-complex="6pt"/>
    </style:style>
    <style:style style:name="P111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2" style:family="paragraph" style:parent-style-name="Text_20_body" style:list-style-name="L53">
      <style:text-properties fo:font-size="6pt" style:font-size-asian="5.25pt" style:font-size-complex="6pt"/>
    </style:style>
    <style:style style:name="P113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4" style:family="paragraph" style:parent-style-name="Text_20_body" style:list-style-name="L54">
      <style:text-properties fo:font-size="6pt" style:font-size-asian="5.25pt" style:font-size-complex="6pt"/>
    </style:style>
    <style:style style:name="P115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6" style:family="paragraph" style:parent-style-name="Text_20_body" style:list-style-name="L55">
      <style:text-properties fo:font-size="6pt" style:font-size-asian="5.25pt" style:font-size-complex="6pt"/>
    </style:style>
    <style:style style:name="P117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8" style:family="paragraph" style:parent-style-name="Text_20_body" style:list-style-name="L56">
      <style:text-properties fo:font-size="6pt" style:font-size-asian="5.25pt" style:font-size-complex="6pt"/>
    </style:style>
    <style:style style:name="P119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20" style:family="paragraph" style:parent-style-name="Text_20_body" style:list-style-name="L57">
      <style:text-properties fo:font-size="6pt" style:font-size-asian="5.25pt" style:font-size-complex="6pt"/>
    </style:style>
    <style:style style:name="P121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2" style:family="paragraph" style:parent-style-name="Text_20_body" style:list-style-name="L58">
      <style:text-properties fo:font-size="6pt" style:font-size-asian="5.25pt" style:font-size-complex="6pt"/>
    </style:style>
    <style:style style:name="P123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4" style:family="paragraph" style:parent-style-name="Text_20_body" style:list-style-name="L59">
      <style:text-properties fo:font-size="6pt" style:font-size-asian="5.25pt" style:font-size-complex="6pt"/>
    </style:style>
    <style:style style:name="P125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6" style:family="paragraph" style:parent-style-name="Text_20_body" style:list-style-name="L60">
      <style:text-properties fo:font-size="6pt" style:font-size-asian="5.25pt" style:font-size-complex="6pt"/>
    </style:style>
    <style:style style:name="P127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8" style:family="paragraph" style:parent-style-name="Text_20_body" style:list-style-name="L61">
      <style:text-properties fo:font-size="6pt" style:font-size-asian="5.25pt" style:font-size-complex="6pt"/>
    </style:style>
    <style:style style:name="P129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The Platform Play for Humanoid Robotics - US-Israel Partnership</text:p>
      <text:p text:style-name="P1">Dear [VC Name],</text:p>
      <text:p text:style-name="P1">In 2005, Google bought Android for $50 million. Today it's worth $200+ billion.</text:p>
      <text:p text:style-name="P1">Not because they built phones. Because they built the platform that runs on everyone else's phones.</text:p>
      <text:p text:style-name="P1"><text:span text:style-name="Strong_20_Emphasis">I'm building the Android for humanoid robots. Through a US-Israel partnership that combines American capital with Israeli innovation.</text:span></text:p>
      <text:p text:style-name="P1">And I believe your firm should be part of this before the window closes.</text:p>
      <text:p text:style-name="P2"/>
      <text:h text:style-name="P3" text:outline-level="2">THE OPPORTUNITY</text:h>
      <text:p text:style-name="P1"><text:span text:style-name="Strong_20_Emphasis">Three companies are racing to dominate humanoid robotics:</text:span></text:p>
      <text:list text:style-name="L1">
        <text:list-item>
          <text:p text:style-name="P4"><text:span text:style-name="Strong_20_Emphasis">China</text:span> - 1.4 billion people, massive manufacturing, moving fast </text:p>
        </text:list-item>
        <text:list-item>
          <text:p text:style-name="P4"><text:span text:style-name="Strong_20_Emphasis">Elon Musk</text:span> - Tesla Optimus shipping, unlimited capital, platform experience </text:p>
        </text:list-item>
        <text:list-item>
          <text:p text:style-name="P5"><text:span text:style-name="Strong_20_Emphasis">Japan</text:span> - Decades of robotics R&amp;D, advanced manufacturing </text:p>
        </text:list-item>
      </text:list>
      <text:p text:style-name="P1"><text:span text:style-name="Strong_20_Emphasis">The winner captures $24 trillion market (30% of global labor).</text:span></text:p>
      <text:p text:style-name="P1"><text:span text:style-name="Strong_20_Emphasis">But there's a fourth path that beats all three: US-Israel Joint Venture</text:span></text:p>
      <text:p text:style-name="P1"><text:span text:style-name="Strong_20_Emphasis">Why this wins:</text:span></text:p>
      <text:list text:style-name="L2">
        <text:list-item>
          <text:p text:style-name="P6"><text:span text:style-name="Strong_20_Emphasis">Israel:</text:span> Highest intelligence per capita, imagination advantage, combat-proven technology </text:p>
        </text:list-item>
        <text:list-item>
          <text:p text:style-name="P6"><text:span text:style-name="Strong_20_Emphasis">US:</text:span> Capital, market size, military partnership, manufacturing scale </text:p>
        </text:list-item>
        <text:list-item>
          <text:p text:style-name="P7"><text:span text:style-name="Strong_20_Emphasis">Together:</text:span> Innovation + Resources = Unbeatable </text:p>
        </text:list-item>
      </text:list>
      <text:p text:style-name="P1"><text:span text:style-name="Strong_20_Emphasis">I have 45 years engineering experience, proven execution (live trading system: 403% returns, 99% win rate), and complete strategic vision with backup plans.</text:span></text:p>
      <text:p text:style-name="P2"/>
      <text:h text:style-name="P3" text:outline-level="2">THE PROBLEM WITH COMPETITORS</text:h>
      <text:p text:style-name="P1"><text:span text:style-name="Strong_20_Emphasis">China:</text:span></text:p>
      <text:list text:style-name="L3">
        <text:list-item>
          <text:p text:style-name="P8">US will reject Chinese OS (national security - remember TikTok?) </text:p>
        </text:list-item>
        <text:list-item>
          <text:p text:style-name="P8">Trust issue with military/government applications </text:p>
        </text:list-item>
        <text:list-item>
          <text:p text:style-name="P9">Closed ecosystem, state control concerns </text:p>
        </text:list-item>
      </text:list>
      <text:p text:style-name="P1"><text:span text:style-name="Strong_20_Emphasis">Elon Musk:</text:span></text:p>
      <text:list text:style-name="L4">
        <text:list-item>
          <text:p text:style-name="P10">Focused on consumer market (Tesla brand) </text:p>
        </text:list-item>
        <text:list-item>
          <text:p text:style-name="P10">Won't pursue military applications (politically problematic) </text:p>
        </text:list-item>
        <text:list-item>
          <text:p text:style-name="P10">Closed ecosystem (like Tesla software - vendor lock-in) </text:p>
        </text:list-item>
        <text:list-item>
          <text:p text:style-name="P11"><text:span text:style-name="Strong_20_Emphasis">Risk:</text:span> If he wins consumer, game over for others </text:p>
        </text:list-item>
      </text:list>
      <text:p text:style-name="P1"><text:span text:style-name="Strong_20_Emphasis">Japan:</text:span></text:p>
      <text:list text:style-name="L5">
        <text:list-item>
          <text:p text:style-name="P12">Excellent hardware, weak software/platform strategy </text:p>
        </text:list-item>
        <text:list-item>
          <text:p text:style-name="P12">Slow decision-making, risk-averse culture </text:p>
        </text:list-item>
        <text:list-item>
          <text:p text:style-name="P13">Limited to Japanese market initially </text:p>
        </text:list-item>
      </text:list>
      <text:p text:style-name="P1"><text:span text:style-name="Strong_20_Emphasis">Our Advantage:</text:span></text:p>
      <text:list text:style-name="L6">
        <text:list-item>
          <text:p text:style-name="P14">Open platform (like Android, not iOS) </text:p>
        </text:list-item>
        <text:list-item>
          <text:p text:style-name="P14">Military AND civilian applications </text:p>
        </text:list-item>
        <text:list-item>
          <text:p text:style-name="P14">US-Israel trusted partnership </text:p>
        </text:list-item>
        <text:list-item>
          <text:p text:style-name="P15"><text:span text:style-name="Strong_20_Emphasis">Multiple paths to victory</text:span> (Plans A, B, C, D) </text:p>
        </text:list-item>
      </text:list>
      <text:p text:style-name="P2"/>
      <text:h text:style-name="P3" text:outline-level="2">THE STRATEGY: FOUR PATHS TO DOMINANCE</text:h>
      <text:p text:style-name="P1">We have contingency plans for every scenario. <text:span text:style-name="Strong_20_Emphasis">We literally cannot lose.</text:span></text:p>
      <text:h text:style-name="P16" text:outline-level="3">PLAN A: First-Mover (If We Move Fast)</text:h>
      <text:p text:style-name="P1"><text:span text:style-name="Strong_20_Emphasis">Phase 1: RoboChef → HCOS (Months 1-12)</text:span></text:p>
      <text:list text:style-name="L7">
        <text:list-item>
          <text:p text:style-name="P17">Launch with cooking application (restaurants $400B market) </text:p>
        </text:list-item>
        <text:list-item>
          <text:p text:style-name="P17">Built on HOS platform (underneath everything) </text:p>
        </text:list-item>
        <text:list-item>
          <text:p text:style-name="P17"><text:span text:style-name="Strong_20_Emphasis">Critical innovation: PythonEasy - Natural language for non-programmers</text:span> </text:p>
          <text:list>
            <text:list-item>
              <text:p text:style-name="P17">"Run, bring me the mail" </text:p>
            </text:list-item>
            <text:list-item>
              <text:p text:style-name="P17">"Drive to school, bring Johnny home" </text:p>
            </text:list-item>
            <text:list-item>
              <text:p text:style-name="P17">"Make my bedroom" </text:p>
            </text:list-item>
            <text:list-item>
              <text:p text:style-name="P17">"Make burger with fries, salad, and coke" </text:p>
            </text:list-item>
            <text:list-item>
              <text:p text:style-name="P18"><text:span text:style-name="Strong_20_Emphasis">Democratizes robot control - app for everybody</text:span> </text:p>
            </text:list-item>
          </text:list>
        </text:list-item>
      </text:list>
      <text:p text:style-name="P1"><text:soft-page-break/><text:span text:style-name="Strong_20_Emphasis">Phase 2: HMOS Military (Months 12-24)</text:span></text:p>
      <text:list text:style-name="L8">
        <text:list-item>
          <text:p text:style-name="P19">Combat medic (saves soldiers' lives - no fear, perfect under fire) </text:p>
        </text:list-item>
        <text:list-item>
          <text:p text:style-name="P19">US Army partnership (joint development funding) </text:p>
        </text:list-item>
        <text:list-item>
          <text:p text:style-name="P19">Export to NATO allies </text:p>
        </text:list-item>
        <text:list-item>
          <text:p text:style-name="P20"><text:span text:style-name="Strong_20_Emphasis">Proves reliability under extreme conditions</text:span> </text:p>
        </text:list-item>
      </text:list>
      <text:p text:style-name="P1"><text:span text:style-name="Strong_20_Emphasis">Phase 3: Scale HCOS (Years 2-5)</text:span></text:p>
      <text:list text:style-name="L9">
        <text:list-item>
          <text:p text:style-name="P21">HR Drivers: Sits in ANY car (280M vehicles US, billions worldwide) </text:p>
        </text:list-item>
        <text:list-item>
          <text:p text:style-name="P21">Popular consumer applications </text:p>
        </text:list-item>
        <text:list-item>
          <text:p text:style-name="P22"><text:span text:style-name="Strong_20_Emphasis">Mass market adoption through natural language control</text:span> </text:p>
        </text:list-item>
      </text:list>
      <text:h text:style-name="P16" text:outline-level="3">PLAN B: If China Develops OS First</text:h>
      <text:p text:style-name="P1"><text:span text:style-name="Strong_20_Emphasis">China wins consumer:</text:span></text:p>
      <text:list text:style-name="L10">
        <text:list-item>
          <text:p text:style-name="P23">US rejects Chinese OS (national security) </text:p>
        </text:list-item>
        <text:list-item>
          <text:p text:style-name="P23"><text:span text:style-name="Strong_20_Emphasis">We become the trusted Western alternative</text:span> </text:p>
        </text:list-item>
        <text:list-item>
          <text:p text:style-name="P24">Still execute Plan A with "security-first" positioning </text:p>
        </text:list-item>
      </text:list>
      <text:h text:style-name="P16" text:outline-level="3">PLAN C: If Elon Wins Consumer First</text:h>
      <text:p text:style-name="P1"><text:span text:style-name="Strong_20_Emphasis">Elon dominates consumer market:</text:span></text:p>
      <text:list text:style-name="L11">
        <text:list-item>
          <text:p text:style-name="P25"><text:span text:style-name="Strong_20_Emphasis">We START with HMOS</text:span> (military applications he won't touch) </text:p>
        </text:list-item>
        <text:list-item>
          <text:p text:style-name="P25">Partner with US Army, IDF, NATO </text:p>
        </text:list-item>
        <text:list-item>
          <text:p text:style-name="P25">Combat-proven, military-grade reliability </text:p>
        </text:list-item>
        <text:list-item>
          <text:p text:style-name="P25"><text:span text:style-name="Strong_20_Emphasis">THEN launch HCOS:</text:span> </text:p>
          <text:list>
            <text:list-item>
              <text:p text:style-name="P25">Position as "military-grade, trusted alternative to Tesla" </text:p>
            </text:list-item>
            <text:list-item>
              <text:p text:style-name="P25">Premium market (government, enterprise, security-conscious consumers) </text:p>
            </text:list-item>
            <text:list-item>
              <text:p text:style-name="P26">Leverage battle-tested credibility </text:p>
            </text:list-item>
          </text:list>
        </text:list-item>
      </text:list>
      <text:p text:style-name="P1"><text:span text:style-name="Strong_20_Emphasis">Pattern:</text:span> Military-proven tech always beats consumer-first (GPS, internet, drones all followed this path)</text:p>
      <text:h text:style-name="P16" text:outline-level="3">PLAN D: Manufacturing &amp; Talent</text:h>
      <text:p text:style-name="P1"><text:span text:style-name="Strong_20_Emphasis">Acquire Boston Dynamics (Government-Backed):</text:span></text:p>
      <text:list text:style-name="L12">
        <text:list-item>
          <text:p text:style-name="P27">$2-5B acquisition (US-Israel joint funding) </text:p>
        </text:list-item>
        <text:list-item>
          <text:p text:style-name="P27">20+ years of R&amp;D instantly </text:p>
        </text:list-item>
        <text:list-item>
          <text:p text:style-name="P27"><text:span text:style-name="Strong_20_Emphasis">Manufacturing innovation: HR builds HR</text:span> </text:p>
          <text:list>
            <text:list-item>
              <text:p text:style-name="P27">Self-replicating production using pedagogy system </text:p>
            </text:list-item>
            <text:list-item>
              <text:p text:style-name="P27">Exponential scaling </text:p>
            </text:list-item>
            <text:list-item>
              <text:p text:style-name="P28">Cost reduction over time </text:p>
            </text:list-item>
          </text:list>
        </text:list-item>
      </text:list>
      <text:p text:style-name="P1"><text:span text:style-name="Strong_20_Emphasis">HR Academy - Talent Magnet:</text:span></text:p>
      <text:list text:style-name="L13">
        <text:list-item>
          <text:p text:style-name="P29">Attract global talent (refuge from hostile environments) </text:p>
        </text:list-item>
        <text:list-item>
          <text:p text:style-name="P29">High-paying jobs (US + Israel) </text:p>
        </text:list-item>
        <text:list-item>
          <text:p text:style-name="P29">Training institution (military AND civilian) </text:p>
        </text:list-item>
        <text:list-item>
          <text:p text:style-name="P30"><text:span text:style-name="Strong_20_Emphasis">Advanced training methods</text:span> (better than human pilot/tank crew training) </text:p>
        </text:list-item>
      </text:list>
      <text:p text:style-name="P2"/>
      <text:h text:style-name="P3" text:outline-level="2">THE KILLER INNOVATIONS</text:h>
      <text:h text:style-name="P16" text:outline-level="3">1. PythonEasy / Natural Language Control</text:h>
      <text:p text:style-name="P1"><text:span text:style-name="Strong_20_Emphasis">The Problem:</text:span></text:p>
      <text:list text:style-name="L14">
        <text:list-item>
          <text:p text:style-name="P31">Current robots need expert programmers for everything </text:p>
        </text:list-item>
        <text:list-item>
          <text:p text:style-name="P31">Limits adoption to tech-savvy users </text:p>
        </text:list-item>
        <text:list-item>
          <text:p text:style-name="P32">Expensive, slow, inflexible </text:p>
        </text:list-item>
      </text:list>
      <text:p text:style-name="P1"><text:span text:style-name="Strong_20_Emphasis">Our Solution:</text:span></text:p>
      <text:list text:style-name="L15">
        <text:list-item>
          <text:p text:style-name="P33">High-level language above Python </text:p>
        </text:list-item>
        <text:list-item>
          <text:p text:style-name="P33">Natural language processing </text:p>
        </text:list-item>
        <text:list-item>
          <text:p text:style-name="P33">Context understanding </text:p>
        </text:list-item>
        <text:list-item>
          <text:p text:style-name="P34"><text:span text:style-name="Strong_20_Emphasis">Anyone can direct HR - no programming needed</text:span> </text:p>
        </text:list-item>
      </text:list>
      <text:p text:style-name="P1"><text:span text:style-name="Strong_20_Emphasis">Examples:</text:span></text:p>
      <text:p text:style-name="P35"><text:span text:style-name="Source_20_Text">User: "Make my bedroom"</text:span></text:p>
      <text:p text:style-name="P35"><text:span text:style-name="Source_20_Text">HR understands: Make bed, pick up clothes, vacuum, organize</text:span></text:p>
      <text:p text:style-name="P35"><text:span text:style-name="Source_20_Text">HR executes: Complete task autonomously</text:span></text:p>
      <text:p text:style-name="P35"/>
      <text:p text:style-name="P35"><text:span text:style-name="Source_20_Text">User: "Make burger with fries, salad, coke" <text:s/></text:span></text:p>
      <text:p text:style-name="P35"><text:span text:style-name="Source_20_Text">HR understands: Get ingredients, cook, plate, serve with beverage</text:span></text:p>
      <text:p text:style-name="P35"><text:span text:style-name="Source_20_Text">HR executes: Complete meal preparation</text:span></text:p>
      <text:p text:style-name="P35"/>
      <text:p text:style-name="P35"><text:span text:style-name="Source_20_Text">User: "Drive to school, bring Johnny home"</text:span></text:p>
      <text:p text:style-name="P35"><text:span text:style-name="Source_20_Text">HR understands: Navigate to school, identify Johnny, return home safely</text:span></text:p>
      <text:p text:style-name="P36"><text:span text:style-name="Source_20_Text">HR executes: Complete transportation task</text:span></text:p>
      <text:p text:style-name="P1"><text:soft-page-break/><text:span text:style-name="Strong_20_Emphasis">This is the iPhone moment:</text:span></text:p>
      <text:list text:style-name="L16">
        <text:list-item>
          <text:p text:style-name="P37">Before iPhone: Phones needed stylus, complicated </text:p>
        </text:list-item>
        <text:list-item>
          <text:p text:style-name="P37">After iPhone: Touch interface, anyone can use </text:p>
        </text:list-item>
        <text:list-item>
          <text:p text:style-name="P37"><text:span text:style-name="Strong_20_Emphasis">Before HOS:</text:span> Robots need programmers </text:p>
        </text:list-item>
        <text:list-item>
          <text:p text:style-name="P38"><text:span text:style-name="Strong_20_Emphasis">After HOS with PythonEasy:</text:span> Anyone can direct robots </text:p>
        </text:list-item>
      </text:list>
      <text:p text:style-name="P1"><text:span text:style-name="Strong_20_Emphasis">Market Impact:</text:span></text:p>
      <text:list text:style-name="L17">
        <text:list-item>
          <text:p text:style-name="P39">Expands addressable market 100x </text:p>
        </text:list-item>
        <text:list-item>
          <text:p text:style-name="P39">Every household becomes customer (not just tech enthusiasts) </text:p>
        </text:list-item>
        <text:list-item>
          <text:p text:style-name="P40"><text:span text:style-name="Strong_20_Emphasis">True mass market adoption</text:span> </text:p>
        </text:list-item>
      </text:list>
      <text:h text:style-name="P16" text:outline-level="3">2. Pedagogy System - HR Learns from Humans</text:h>
      <text:p text:style-name="P1"><text:span text:style-name="Strong_20_Emphasis">Traditional Approach:</text:span></text:p>
      <text:list text:style-name="L18">
        <text:list-item>
          <text:p text:style-name="P41">Program every movement manually </text:p>
        </text:list-item>
        <text:list-item>
          <text:p text:style-name="P41">Takes years per task </text:p>
        </text:list-item>
        <text:list-item>
          <text:p text:style-name="P42">Rigid, can't adapt </text:p>
        </text:list-item>
      </text:list>
      <text:p text:style-name="P1"><text:span text:style-name="Strong_20_Emphasis">HOS Pedagogy:</text:span></text:p>
      <text:list text:style-name="L19">
        <text:list-item>
          <text:p text:style-name="P43">Expert demonstrates task </text:p>
        </text:list-item>
        <text:list-item>
          <text:p text:style-name="P43">HR records and LEARNS principles (not just copying) </text:p>
        </text:list-item>
        <text:list-item>
          <text:p text:style-name="P43">HR can teach OTHER HR units </text:p>
        </text:list-item>
        <text:list-item>
          <text:p text:style-name="P44"><text:span text:style-name="Strong_20_Emphasis">Exponential knowledge transfer</text:span> </text:p>
        </text:list-item>
      </text:list>
      <text:p text:style-name="P1"><text:span text:style-name="Strong_20_Emphasis">Real Example:</text:span> Jet engine welding machine recorded expert welder's movements, replicated perfectly in production. Same principle for HR.</text:p>
      <text:p text:style-name="P1"><text:span text:style-name="Strong_20_Emphasis">Why This Matters:</text:span></text:p>
      <text:list text:style-name="L20">
        <text:list-item>
          <text:p text:style-name="P45"><text:span text:style-name="Strong_20_Emphasis">HR builds HR</text:span> (self-replicating manufacturing) </text:p>
        </text:list-item>
        <text:list-item>
          <text:p text:style-name="P45">Non-programmers can train robots </text:p>
        </text:list-item>
        <text:list-item>
          <text:p text:style-name="P45">Knowledge multiplies exponentially </text:p>
        </text:list-item>
        <text:list-item>
          <text:p text:style-name="P46">Competitive moat (others can't replicate easily) </text:p>
        </text:list-item>
      </text:list>
      <text:h text:style-name="P16" text:outline-level="3">3. Quantum Communication (Military Advantage)</text:h>
      <text:p text:style-name="P1"><text:span text:style-name="Strong_20_Emphasis">Traditional Communication:</text:span></text:p>
      <text:list text:style-name="L21">
        <text:list-item>
          <text:p text:style-name="P47">Radio, WiFi, satellite (can be jammed, hacked) </text:p>
        </text:list-item>
        <text:list-item>
          <text:p text:style-name="P47">Latency issues </text:p>
        </text:list-item>
        <text:list-item>
          <text:p text:style-name="P48">Security vulnerabilities </text:p>
        </text:list-item>
      </text:list>
      <text:p text:style-name="P1"><text:span text:style-name="Strong_20_Emphasis">HOS Quantum Entanglement:</text:span></text:p>
      <text:list text:style-name="L22">
        <text:list-item>
          <text:p text:style-name="P49">Instantaneous (zero latency) </text:p>
        </text:list-item>
        <text:list-item>
          <text:p text:style-name="P49">Unhackable (physics, not encryption) </text:p>
        </text:list-item>
        <text:list-item>
          <text:p text:style-name="P49">Cannot be jammed </text:p>
        </text:list-item>
        <text:list-item>
          <text:p text:style-name="P50">Works everywhere (underground, deep water, space) </text:p>
        </text:list-item>
      </text:list>
      <text:p text:style-name="P1"><text:span text:style-name="Strong_20_Emphasis">Military Applications:</text:span></text:p>
      <text:list text:style-name="L23">
        <text:list-item>
          <text:p text:style-name="P51">Commander → 10,000 HR units simultaneously </text:p>
        </text:list-item>
        <text:list-item>
          <text:p text:style-name="P51">Perfect battlefield coordination </text:p>
        </text:list-item>
        <text:list-item>
          <text:p text:style-name="P51">Enemy cannot interfere </text:p>
        </text:list-item>
        <text:list-item>
          <text:p text:style-name="P52"><text:span text:style-name="Strong_20_Emphasis">Unbeatable military advantage</text:span> </text:p>
        </text:list-item>
      </text:list>
      <text:p text:style-name="P1"><text:span text:style-name="Strong_20_Emphasis">Why Competitors Can't Copy:</text:span></text:p>
      <text:list text:style-name="L24">
        <text:list-item>
          <text:p text:style-name="P53">Requires advanced quantum research (decades of work) </text:p>
        </text:list-item>
        <text:list-item>
          <text:p text:style-name="P53">US-Israel lead in quantum computing </text:p>
        </text:list-item>
        <text:list-item>
          <text:p text:style-name="P54">Even if they copy hardware/software, can't replicate quantum layer </text:p>
        </text:list-item>
      </text:list>
      <text:h text:style-name="P16" text:outline-level="3">4. Individualization - The Terracotta Army Model</text:h>
      <text:p text:style-name="P1"><text:span text:style-name="Strong_20_Emphasis">Make each HR unique:</text:span></text:p>
      <text:list text:style-name="L25">
        <text:list-item>
          <text:p text:style-name="P55">Model HR on real people (soldiers, workers, individuals) </text:p>
        </text:list-item>
        <text:list-item>
          <text:p text:style-name="P55">Each HR has "personality" based on person </text:p>
        </text:list-item>
        <text:list-item>
          <text:p text:style-name="P56">Emotional connection, not scary robots </text:p>
        </text:list-item>
      </text:list>
      <text:p text:style-name="P1"><text:span text:style-name="Strong_20_Emphasis">Marketing Genius:</text:span></text:p>
      <text:list text:style-name="L26">
        <text:list-item>
          <text:p text:style-name="P57">"HR #247 modeled after Sergeant David Cohen, Golani Brigade" </text:p>
        </text:list-item>
        <text:list-item>
          <text:p text:style-name="P57">Families see "their soldier" in HR form </text:p>
        </text:list-item>
        <text:list-item>
          <text:p text:style-name="P57">Creates national pride, personalization </text:p>
        </text:list-item>
        <text:list-item>
          <text:p text:style-name="P58"><text:span text:style-name="Strong_20_Emphasis">Makes technology relatable and acceptable</text:span> </text:p>
        </text:list-item>
      </text:list>
      <text:p text:style-name="P1"><text:span text:style-name="Strong_20_Emphasis">Like Terracotta Army:</text:span></text:p>
      <text:list text:style-name="L27">
        <text:list-item>
          <text:p text:style-name="P59">Each warrior was unique individual </text:p>
        </text:list-item>
        <text:list-item>
          <text:p text:style-name="P59">Created 2,000 years ago, still inspires awe </text:p>
        </text:list-item>
        <text:list-item>
          <text:p text:style-name="P60"><text:span text:style-name="Strong_20_Emphasis">Our HR army - each unit honors real person</text:span> </text:p>
        </text:list-item>
      </text:list>
      <text:p text:style-name="P2"/>
      <text:h text:style-name="P3" text:outline-level="2"><text:soft-page-break/>THE MARKETS</text:h>
      <text:h text:style-name="P16" text:outline-level="3">Immediate (Years 1-3): $500B+</text:h>
      <text:p text:style-name="P1"><text:span text:style-name="Strong_20_Emphasis">RoboChef:</text:span></text:p>
      <text:list text:style-name="L28">
        <text:list-item>
          <text:p text:style-name="P61">Restaurants: 1M+ in US alone </text:p>
        </text:list-item>
        <text:list-item>
          <text:p text:style-name="P61">Hotels, corporate dining, hospitals </text:p>
        </text:list-item>
        <text:list-item>
          <text:p text:style-name="P62">Recurring revenue (ingredients, recipes, updates) </text:p>
        </text:list-item>
      </text:list>
      <text:p text:style-name="P1"><text:span text:style-name="Strong_20_Emphasis">HR Drivers:</text:span></text:p>
      <text:list text:style-name="L29">
        <text:list-item>
          <text:p text:style-name="P63"><text:span text:style-name="Strong_20_Emphasis">MASSIVE OPPORTUNITY EVERYONE MISSED</text:span> </text:p>
        </text:list-item>
        <text:list-item>
          <text:p text:style-name="P63">280M vehicles in US, billions worldwide </text:p>
        </text:list-item>
        <text:list-item>
          <text:p text:style-name="P63">HR sits in driver's seat, uses existing controls </text:p>
        </text:list-item>
        <text:list-item>
          <text:p text:style-name="P63">No vehicle retrofitting (way cheaper than Waymo/Cruise) </text:p>
        </text:list-item>
        <text:list-item>
          <text:p text:style-name="P64"><text:span text:style-name="Strong_20_Emphasis">Replaces entire autonomous vehicle approach</text:span> </text:p>
        </text:list-item>
      </text:list>
      <text:h text:style-name="P16" text:outline-level="3">Medium-Term (Years 3-7): $2T+</text:h>
      <text:p text:style-name="P1"><text:span text:style-name="Strong_20_Emphasis">HMOS Military:</text:span></text:p>
      <text:list text:style-name="L30">
        <text:list-item>
          <text:p text:style-name="P65">US Army, NATO allies </text:p>
        </text:list-item>
        <text:list-item>
          <text:p text:style-name="P65">Combat medic, logistics, security </text:p>
        </text:list-item>
        <text:list-item>
          <text:p text:style-name="P65">Premium pricing ($200K-500K per unit) </text:p>
        </text:list-item>
        <text:list-item>
          <text:p text:style-name="P66">Saves American soldiers' lives (priceless) </text:p>
        </text:list-item>
      </text:list>
      <text:p text:style-name="P1"><text:span text:style-name="Strong_20_Emphasis">HCOS Commercial:</text:span></text:p>
      <text:list text:style-name="L31">
        <text:list-item>
          <text:p text:style-name="P67">Elderly care (aging population crisis) </text:p>
        </text:list-item>
        <text:list-item>
          <text:p text:style-name="P67">Security guards, cleaning services </text:p>
        </text:list-item>
        <text:list-item>
          <text:p text:style-name="P67">Warehouse/logistics, construction </text:p>
        </text:list-item>
        <text:list-item>
          <text:p text:style-name="P68">Manufacturing support </text:p>
        </text:list-item>
      </text:list>
      <text:h text:style-name="P16" text:outline-level="3">Long-Term (Years 7-15): $24T</text:h>
      <text:p text:style-name="P1"><text:span text:style-name="Strong_20_Emphasis">Consumer Mass Market:</text:span></text:p>
      <text:list text:style-name="L32">
        <text:list-item>
          <text:p text:style-name="P69">Every household (like smartphones today) </text:p>
        </text:list-item>
        <text:list-item>
          <text:p text:style-name="P69">"Part of the family" (like a dog, but infinitely more useful) </text:p>
        </text:list-item>
        <text:list-item>
          <text:p text:style-name="P69">Price drops to $5K (affordable for middle class) </text:p>
        </text:list-item>
        <text:list-item>
          <text:p text:style-name="P69">Cooks, drives kids, cleans house, helps elderly parents </text:p>
        </text:list-item>
        <text:list-item>
          <text:p text:style-name="P70"><text:span text:style-name="Strong_20_Emphasis">Recurring revenue:</text:span> Apps, subscriptions, services </text:p>
        </text:list-item>
      </text:list>
      <text:p text:style-name="P1"><text:span text:style-name="Strong_20_Emphasis">Global Expansion:</text:span></text:p>
      <text:list text:style-name="L33">
        <text:list-item>
          <text:p text:style-name="P71">India: 1.4B people, 300M+ vehicles, 5M+ restaurants </text:p>
        </text:list-item>
        <text:list-item>
          <text:p text:style-name="P71">Japan: Aging crisis, desperate for elderly care </text:p>
        </text:list-item>
        <text:list-item>
          <text:p text:style-name="P71">Southeast Asia: Rapid development, rising labor costs </text:p>
        </text:list-item>
        <text:list-item>
          <text:p text:style-name="P72">China: Premium market wants trusted Western alternative </text:p>
        </text:list-item>
      </text:list>
      <text:p text:style-name="P2"/>
      <text:h text:style-name="P3" text:outline-level="2">WHY WE BEAT THE COMPETITION</text:h>
      <text:h text:style-name="P16" text:outline-level="3">vs. China:</text:h>
      <text:p text:style-name="P1">✅ US rejects Chinese OS (national security)<text:line-break/>✅ Trusted partnership (US-Israel alliance)<text:line-break/>✅ Open platform (not state-controlled)<text:line-break/>✅ Superior AI/software (Israeli innovation)<text:line-break/>✅ Military applications (US Army partnership)</text:p>
      <text:h text:style-name="P16" text:outline-level="3">vs. Elon Musk:</text:h>
      <text:p text:style-name="P1">✅ Open platform (vs. Tesla closed ecosystem)<text:line-break/>✅ Military applications (he won't pursue)<text:line-break/>✅ Natural language control (easier than Tesla interface)<text:line-break/>✅ Multiple hardware partners (not locked to Tesla body)<text:line-break/>✅ <text:span text:style-name="Strong_20_Emphasis">If he wins consumer, we win military → premium civilian</text:span></text:p>
      <text:h text:style-name="P16" text:outline-level="3">vs. Japan:</text:h>
      <text:p text:style-name="P1">✅ Software/platform advantage (they focus on hardware)<text:line-break/>✅ Faster execution (AI-native development)<text:line-break/>✅ US market access (we're already here)<text:line-break/>✅ Military partnerships (they can't due to constitution)<text:line-break/>✅ Natural language innovation (democratizes control)</text:p>
      <text:h text:style-name="P16" text:outline-level="3"><text:soft-page-break/>vs. Everyone:</text:h>
      <text:p text:style-name="P1">✅ <text:span text:style-name="Strong_20_Emphasis">Multiple paths to victory</text:span> (Plans A, B, C, D)<text:line-break/>✅ US-Israel partnership (innovation + resources)<text:line-break/>✅ Quantum communication (unhackable advantage)<text:line-break/>✅ Pedagogy system (self-replicating knowledge)<text:line-break/>✅ Natural language control (mass market adoption)<text:line-break/>✅ <text:span text:style-name="Strong_20_Emphasis">We literally cannot lose</text:span></text:p>
      <text:p text:style-name="P2"/>
      <text:h text:style-name="P3" text:outline-level="2">THE BUSINESS MODEL</text:h>
      <text:h text:style-name="P16" text:outline-level="3">Hardware Revenue:</text:h>
      <text:list text:style-name="L34">
        <text:list-item>
          <text:p text:style-name="P73"><text:span text:style-name="Strong_20_Emphasis">Military:</text:span> $200K-500K per unit (premium, battle-tested) </text:p>
        </text:list-item>
        <text:list-item>
          <text:p text:style-name="P73"><text:span text:style-name="Strong_20_Emphasis">Commercial:</text:span> $75K-150K per unit (restaurants, businesses) </text:p>
        </text:list-item>
        <text:list-item>
          <text:p text:style-name="P74"><text:span text:style-name="Strong_20_Emphasis">Consumer:</text:span> $25K initially, $5K at scale (mass market) </text:p>
        </text:list-item>
      </text:list>
      <text:h text:style-name="P16" text:outline-level="3">Recurring Revenue (The Real Money):</text:h>
      <text:list text:style-name="L35">
        <text:list-item>
          <text:p text:style-name="P75"><text:span text:style-name="Strong_20_Emphasis">OS Licensing:</text:span> Every robot running HOS pays platform fee </text:p>
        </text:list-item>
        <text:list-item>
          <text:p text:style-name="P75"><text:span text:style-name="Strong_20_Emphasis">App Store:</text:span> Developers build skills, we take 30% (like Apple) </text:p>
        </text:list-item>
        <text:list-item>
          <text:p text:style-name="P75"><text:span text:style-name="Strong_20_Emphasis">Subscriptions:</text:span> Updates, support, cloud services </text:p>
        </text:list-item>
        <text:list-item>
          <text:p text:style-name="P75"><text:span text:style-name="Strong_20_Emphasis">Natural Language API:</text:span> Developers pay for PythonEasy access </text:p>
        </text:list-item>
        <text:list-item>
          <text:p text:style-name="P76"><text:span text:style-name="Strong_20_Emphasis">Training Services:</text:span> Companies pay to train their HR units </text:p>
        </text:list-item>
      </text:list>
      <text:h text:style-name="P16" text:outline-level="3">Platform Economics:</text:h>
      <text:list text:style-name="L36">
        <text:list-item>
          <text:p text:style-name="P77">Hardware makers compete (drives prices down - good for customers) </text:p>
        </text:list-item>
        <text:list-item>
          <text:p text:style-name="P77">We capture value through software (60-80% margins) </text:p>
        </text:list-item>
        <text:list-item>
          <text:p text:style-name="P77">Network effects (more robots → more developers → more valuable) </text:p>
        </text:list-item>
        <text:list-item>
          <text:p text:style-name="P78"><text:span text:style-name="Strong_20_Emphasis">Winner-takes-most market dynamics</text:span> </text:p>
        </text:list-item>
      </text:list>
      <text:p text:style-name="P2"/>
      <text:h text:style-name="P3" text:outline-level="2">PROOF OF EXECUTION</text:h>
      <text:p text:style-name="P1"><text:span text:style-name="Strong_20_Emphasis">I don't just talk. I ship.</text:span></text:p>
      <text:p text:style-name="P1"><text:span text:style-name="Strong_20_Emphasis">AIMn Trading System - Live Right Now:</text:span></text:p>
      <text:list text:style-name="L37">
        <text:list-item>
          <text:p text:style-name="P79">Website: meirniv.pythonanywhere.com/orders </text:p>
        </text:list-item>
        <text:list-item>
          <text:p text:style-name="P79">200+ trades across stocks, crypto, futures </text:p>
        </text:list-item>
        <text:list-item>
          <text:p text:style-name="P79"><text:span text:style-name="Strong_20_Emphasis">403% cumulative returns</text:span> </text:p>
        </text:list-item>
        <text:list-item>
          <text:p text:style-name="P79"><text:span text:style-name="Strong_20_Emphasis">99% win rate</text:span> (only 2 minor losses) </text:p>
        </text:list-item>
        <text:list-item>
          <text:p text:style-name="P80">Operating TODAY (check it yourself) </text:p>
        </text:list-item>
      </text:list>
      <text:p text:style-name="P1"><text:span text:style-name="Strong_20_Emphasis">What This Proves:</text:span></text:p>
      <text:list text:style-name="L38">
        <text:list-item>
          <text:p text:style-name="P81">I ship production systems (not vaporware) </text:p>
        </text:list-item>
        <text:list-item>
          <text:p text:style-name="P81">AI-native development works (built in months, not years) </text:p>
        </text:list-item>
        <text:list-item>
          <text:p text:style-name="P81">The same methodology builds HOS in 12 months </text:p>
        </text:list-item>
        <text:list-item>
          <text:p text:style-name="P82"><text:span text:style-name="Strong_20_Emphasis">I execute, not just ideate</text:span> </text:p>
        </text:list-item>
      </text:list>
      <text:p text:style-name="P1"><text:span text:style-name="Strong_20_Emphasis">Capital Efficiency:</text:span></text:p>
      <text:list text:style-name="L39">
        <text:list-item>
          <text:p text:style-name="P83">Traditional robotics: $25M+, 5 years to first revenue </text:p>
        </text:list-item>
        <text:list-item>
          <text:p text:style-name="P83">My approach: $8M, 12 months to operational platform </text:p>
        </text:list-item>
        <text:list-item>
          <text:p text:style-name="P84"><text:span text:style-name="Strong_20_Emphasis">8x more capital efficient, 4x faster</text:span> </text:p>
        </text:list-item>
      </text:list>
      <text:p text:style-name="P2"/>
      <text:h text:style-name="P3" text:outline-level="2">THE INVESTMENT</text:h>
      <text:h text:style-name="P16" text:outline-level="3">Ask: $8,000,000 Seed Round</text:h>
      <text:p text:style-name="P1"><text:span text:style-name="Strong_20_Emphasis">Use of Funds:</text:span></text:p>
      <text:list text:style-name="L40">
        <text:list-item>
          <text:p text:style-name="P85">$3M: Platform development (HOS core, PythonEasy, quantum integration) </text:p>
        </text:list-item>
        <text:list-item>
          <text:p text:style-name="P85">$2M: Team (15-20 people: AI engineers, robotics experts, quantum researchers) </text:p>
        </text:list-item>
        <text:list-item>
          <text:p text:style-name="P85">$2M: Pilot deployments (3 restaurants, 2 military demos) </text:p>
        </text:list-item>
        <text:list-item>
          <text:p text:style-name="P86">$1M: Operations (legal, business development, partnerships) </text:p>
        </text:list-item>
      </text:list>
      <text:h text:style-name="P16" text:outline-level="3">Valuation:</text:h>
      <text:list text:style-name="L41">
        <text:list-item>
          <text:p text:style-name="P87"><text:span text:style-name="Strong_20_Emphasis">Pre-money:</text:span> $20M </text:p>
        </text:list-item>
        <text:list-item>
          <text:p text:style-name="P87"><text:span text:style-name="Strong_20_Emphasis">Post-money:</text:span> $28M </text:p>
        </text:list-item>
        <text:list-item>
          <text:p text:style-name="P88"><text:span text:style-name="Strong_20_Emphasis">Investor Equity:</text:span> 28.6% </text:p>
        </text:list-item>
      </text:list>
      <text:p text:style-name="P1"><text:soft-page-break/><text:span text:style-name="Strong_20_Emphasis">Why Higher Than Israeli Pitch:</text:span></text:p>
      <text:list text:style-name="L42">
        <text:list-item>
          <text:p text:style-name="P89">Silicon Valley scale and market access </text:p>
        </text:list-item>
        <text:list-item>
          <text:p text:style-name="P89">US-Israel joint venture positioning </text:p>
        </text:list-item>
        <text:list-item>
          <text:p text:style-name="P89">Multiple revenue streams (military + civilian) </text:p>
        </text:list-item>
        <text:list-item>
          <text:p text:style-name="P90">Natural language innovation (mass market enabler) </text:p>
        </text:list-item>
      </text:list>
      <text:h text:style-name="P16" text:outline-level="3">12-Month Milestones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onth</text:p>
            </table:table-cell>
            <table:table-cell table:style-name="Table1.A1" office:value-type="string">
              <text:p text:style-name="Table_20_Heading">Milestone</text:p>
            </table:table-cell>
            <table:table-cell table:style-name="Table1.A1" office:value-type="string">
              <text:p text:style-name="Table_20_Heading">Valuation Impact</text:p>
            </table:table-cell>
          </table:table-row>
        </table:table-header-rows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HOS core + PythonEasy alpha</text:p>
          </table:table-cell>
          <table:table-cell table:style-name="Table1.A1" office:value-type="string">
            <text:p text:style-name="Table_20_Contents">$40M (2x)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RoboChef demo + Military pilot</text:p>
          </table:table-cell>
          <table:table-cell table:style-name="Table1.A1" office:value-type="string">
            <text:p text:style-name="Table_20_Contents">$80M (4x)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HR Driver prototype + US Army LOI</text:p>
          </table:table-cell>
          <table:table-cell table:style-name="Table1.A1" office:value-type="string">
            <text:p text:style-name="Table_20_Contents">$150M (7.5x)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Platform operational, Series A ready</text:p>
          </table:table-cell>
          <table:table-cell table:style-name="Table1.A1" office:value-type="string">
            <text:p text:style-name="Table_20_Contents">$200M+ (10x)</text:p>
          </table:table-cell>
        </table:table-row>
      </table:table>
      <text:h text:style-name="P16" text:outline-level="3">Series A Target (Month 12-18):</text:h>
      <text:list text:style-name="L43">
        <text:list-item>
          <text:p text:style-name="P91"><text:span text:style-name="Strong_20_Emphasis">Raise:</text:span> $30-75M at $200-300M pre-money </text:p>
        </text:list-item>
        <text:list-item>
          <text:p text:style-name="P91"><text:span text:style-name="Strong_20_Emphasis">Seed investor markup:</text:span> 10-15x in 12-18 months </text:p>
        </text:list-item>
        <text:list-item>
          <text:p text:style-name="P92"><text:span text:style-name="Strong_20_Emphasis">Lead investors:</text:span> Defense-focused VCs (Founders Fund, Lux Capital, Shield Capital) </text:p>
        </text:list-item>
      </text:list>
      <text:p text:style-name="P2"/>
      <text:h text:style-name="P3" text:outline-level="2">RETURNS ANALYSIS</text:h>
      <text:h text:style-name="P16" text:outline-level="3">Exit Scenarios (5-7 years):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e</text:p>
            </table:table-cell>
            <table:table-cell table:style-name="Table2.A1" office:value-type="string">
              <text:p text:style-name="Table_20_Heading">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Modest</text:span> (HCOS only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500M</text:p>
          </table:table-cell>
          <table:table-cell table:style-name="Table2.A1" office:value-type="string">
            <text:p text:style-name="Table_20_Contents">$143M</text:p>
          </table:table-cell>
          <table:table-cell table:style-name="Table2.A1" office:value-type="string">
            <text:p text:style-name="Table_20_Contents">18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ase</text:span> (HCOS + HMOS niche)</text:p>
          </table:table-cell>
          <table:table-cell table:style-name="Table2.A1" office:value-type="string">
            <text:p text:style-name="Table_20_Contents">50%</text:p>
          </table:table-cell>
          <table:table-cell table:style-name="Table2.A1" office:value-type="string">
            <text:p text:style-name="Table_20_Contents">$3B</text:p>
          </table:table-cell>
          <table:table-cell table:style-name="Table2.A1" office:value-type="string">
            <text:p text:style-name="Table_20_Contents">$857M</text:p>
          </table:table-cell>
          <table:table-cell table:style-name="Table2.A1" office:value-type="string">
            <text:p text:style-name="Table_20_Contents">107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rong</text:span> (Platform traction)</text:p>
          </table:table-cell>
          <table:table-cell table:style-name="Table2.A1" office:value-type="string">
            <text:p text:style-name="Table_20_Contents">25%</text:p>
          </table:table-cell>
          <table:table-cell table:style-name="Table2.A1" office:value-type="string">
            <text:p text:style-name="Table_20_Contents">$15B</text:p>
          </table:table-cell>
          <table:table-cell table:style-name="Table2.A1" office:value-type="string">
            <text:p text:style-name="Table_20_Contents">$4.3B</text:p>
          </table:table-cell>
          <table:table-cell table:style-name="Table2.A1" office:value-type="string">
            <text:p text:style-name="Table_20_Contents">536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onshot</text:span> (Android-level)</text:p>
          </table:table-cell>
          <table:table-cell table:style-name="Table2.A1" office:value-type="string">
            <text:p text:style-name="Table_20_Contents">10%</text:p>
          </table:table-cell>
          <table:table-cell table:style-name="Table2.A1" office:value-type="string">
            <text:p text:style-name="Table_20_Contents">$100B+</text:p>
          </table:table-cell>
          <table:table-cell table:style-name="Table2.A1" office:value-type="string">
            <text:p text:style-name="Table_20_Contents">$28.6B+</text:p>
          </table:table-cell>
          <table:table-cell table:style-name="Table2.A1" office:value-type="string">
            <text:p text:style-name="Table_20_Contents">3,571x+</text:p>
          </table:table-cell>
        </table:table-row>
      </table:table>
      <text:p text:style-name="P1"><text:span text:style-name="Strong_20_Emphasis">Risk-Adjusted Expected Return:</text:span> 125x over 5-7 years</text:p>
      <text:p text:style-name="P1"><text:span text:style-name="Strong_20_Emphasis">Why These Aren't Crazy:</text:span></text:p>
      <text:list text:style-name="L44">
        <text:list-item>
          <text:p text:style-name="P93">Android: $50M → $200B+ (4,000x in 15 years) </text:p>
        </text:list-item>
        <text:list-item>
          <text:p text:style-name="P93">Tesla: Early investors 100x+ </text:p>
        </text:list-item>
        <text:list-item>
          <text:p text:style-name="P93">Platform plays with winner-takes-most dynamics justify valuations </text:p>
        </text:list-item>
        <text:list-item>
          <text:p text:style-name="P93">$24T addressable market (30% of global labor) </text:p>
        </text:list-item>
        <text:list-item>
          <text:p text:style-name="P94">Multiple paths to victory (can't lose strategy) </text:p>
        </text:list-item>
      </text:list>
      <text:p text:style-name="P2"/>
      <text:h text:style-name="P3" text:outline-level="2">WHY NOW?</text:h>
      <text:h text:style-name="P16" text:outline-level="3">Market Timing:</text:h>
      <text:p text:style-name="P1">✅ Humanoid hardware ready (Tesla, Chinese manufacturers shipping)<text:line-break/>✅ AI capable (ChatGPT-level intelligence enables autonomy)<text:line-break/>✅ Labor shortage acute (post-COVID, aging population)<text:line-break/>✅ No dominant OS exists (white space opportunity)</text:p>
      <text:h text:style-name="P16" text:outline-level="3">Competitive Timing:</text:h>
      <text:p text:style-name="P1">✅ <text:span text:style-name="Strong_20_Emphasis">12-month window</text:span> before Elon's network effects lock in<text:line-break/>✅ China moving fast (but US will reject their OS)<text:line-break/>✅ Traditional robotics too slow (5-year cycles)<text:line-break/>✅ <text:span text:style-name="Strong_20_Emphasis">First mover wins</text:span> (platform battles decided early)</text:p>
      <text:h text:style-name="P16" text:outline-level="3">Technology Timing:</text:h>
      <text:p text:style-name="P1">✅ Quantum computing maturing (enables our advantage)<text:line-break/>✅ Natural language processing capable (enables PythonEasy)<text:line-break/>✅ AI-native development proven (my trading system proof)<text:line-break/>✅ Manufacturing costs dropping (enables $5K consumer units)</text:p>
      <text:p text:style-name="P1"><text:span text:style-name="Strong_20_Emphasis">This is the Android moment for robotics.</text:span></text:p>
      <text:p text:style-name="P1">The question isn't IF someone will build the platform OS.</text:p>
      <text:p text:style-name="P1"><text:soft-page-break/>The question is WHO.</text:p>
      <text:p text:style-name="P2"/>
      <text:h text:style-name="P3" text:outline-level="2">THE TEAM</text:h>
      <text:h text:style-name="P16" text:outline-level="3">Founder: Meir Niv (Me)</text:h>
      <text:p text:style-name="P1"><text:span text:style-name="Strong_20_Emphasis">Background:</text:span></text:p>
      <text:list text:style-name="L45">
        <text:list-item>
          <text:p text:style-name="P95">45+ years software/hardware engineering </text:p>
        </text:list-item>
        <text:list-item>
          <text:p text:style-name="P95">Four tech waves: PC, Internet, Mobile, Robotics </text:p>
        </text:list-item>
        <text:list-item>
          <text:p text:style-name="P95">Pattern recognition across platforms </text:p>
        </text:list-item>
        <text:list-item>
          <text:p text:style-name="P95">AI-native development methodology </text:p>
        </text:list-item>
        <text:list-item>
          <text:p text:style-name="P96">Proven execution (live trading system) </text:p>
        </text:list-item>
      </text:list>
      <text:p text:style-name="P1"><text:span text:style-name="Strong_20_Emphasis">Role:</text:span></text:p>
      <text:list text:style-name="L46">
        <text:list-item>
          <text:p text:style-name="P97">Visionary/Founder (strategy, breakthrough ideas) </text:p>
        </text:list-item>
        <text:list-item>
          <text:p text:style-name="P97">Not running day-to-day operations (hearing difficulty) </text:p>
        </text:list-item>
        <text:list-item>
          <text:p text:style-name="P98"><text:span text:style-name="Strong_20_Emphasis">Transparency:</text:span> Need strong CEO for execution </text:p>
        </text:list-item>
      </text:list>
      <text:h text:style-name="P16" text:outline-level="3">Team to Build (Funded by Seed):</text:h>
      <text:p text:style-name="P1"><text:span text:style-name="Strong_20_Emphasis">US Side:</text:span></text:p>
      <text:list text:style-name="L47">
        <text:list-item>
          <text:p text:style-name="P99">CEO (Silicon Valley experience, platform background) </text:p>
        </text:list-item>
        <text:list-item>
          <text:p text:style-name="P99">VP Engineering (5-10 years robotics/AI) </text:p>
        </text:list-item>
        <text:list-item>
          <text:p text:style-name="P99">VP Business Development (military/government relationships) </text:p>
        </text:list-item>
        <text:list-item>
          <text:p text:style-name="P99">5-7 AI/ML Engineers </text:p>
        </text:list-item>
        <text:list-item>
          <text:p text:style-name="P100">3-4 Robotics Engineers </text:p>
        </text:list-item>
      </text:list>
      <text:p text:style-name="P1"><text:span text:style-name="Strong_20_Emphasis">Israel Side:</text:span></text:p>
      <text:list text:style-name="L48">
        <text:list-item>
          <text:p text:style-name="P101">CTO (Israeli tech background, Unit 8200 preferred) </text:p>
        </text:list-item>
        <text:list-item>
          <text:p text:style-name="P101">Chief Scientist (quantum computing expert) </text:p>
        </text:list-item>
        <text:list-item>
          <text:p text:style-name="P101">3-4 Research Engineers (quantum, AI, robotics) </text:p>
        </text:list-item>
        <text:list-item>
          <text:p text:style-name="P102">Military Liaison (IDF connections, US Army partnerships) </text:p>
        </text:list-item>
      </text:list>
      <text:p text:style-name="P1"><text:span text:style-name="Strong_20_Emphasis">Advisors:</text:span></text:p>
      <text:list text:style-name="L49">
        <text:list-item>
          <text:p text:style-name="P103">Former US Army generals (military applications) </text:p>
        </text:list-item>
        <text:list-item>
          <text:p text:style-name="P103">Israeli defense officials (strategic guidance) </text:p>
        </text:list-item>
        <text:list-item>
          <text:p text:style-name="P103">Quantum computing researchers (technical advantage) </text:p>
        </text:list-item>
        <text:list-item>
          <text:p text:style-name="P104">Platform economics experts (business model) </text:p>
        </text:list-item>
      </text:list>
      <text:p text:style-name="P2"/>
      <text:h text:style-name="P3" text:outline-level="2">RISKS &amp; MITIGATION</text:h>
      <text:h text:style-name="P16" text:outline-level="3">Technical Risk:</text:h>
      <text:p text:style-name="P1"><text:span text:style-name="Strong_20_Emphasis">Risk:</text:span> Platform development more complex than expected<text:line-break/><text:span text:style-name="Strong_20_Emphasis">Mitigation:</text:span> Start with simple applications (cooking), iterate; proven AI-native methodology</text:p>
      <text:h text:style-name="P16" text:outline-level="3">Market Risk:</text:h>
      <text:p text:style-name="P1"><text:span text:style-name="Strong_20_Emphasis">Risk:</text:span> Adoption slower than projected<text:line-break/><text:span text:style-name="Strong_20_Emphasis">Mitigation:</text:span> Multiple markets (military, commercial, consumer); start where need is acute</text:p>
      <text:h text:style-name="P16" text:outline-level="3">Competitive Risk - Elon:</text:h>
      <text:p text:style-name="P1"><text:span text:style-name="Strong_20_Emphasis">Risk:</text:span> Tesla Optimus dominates before we launch<text:line-break/><text:span text:style-name="Strong_20_Emphasis">Mitigation:</text:span> Plan C (military-first) beats consumer-first long-term; open platform vs. closed</text:p>
      <text:h text:style-name="P16" text:outline-level="3">Competitive Risk - China:</text:h>
      <text:p text:style-name="P1"><text:span text:style-name="Strong_20_Emphasis">Risk:</text:span> China moves faster, cheaper<text:line-break/><text:span text:style-name="Strong_20_Emphasis">Mitigation:</text:span> US rejects Chinese OS; we're trusted alternative; superior software/AI</text:p>
      <text:h text:style-name="P16" text:outline-level="3">Execution Risk:</text:h>
      <text:p text:style-name="P1"><text:span text:style-name="Strong_20_Emphasis">Risk:</text:span> Founder age, hearing difficulty<text:line-break/><text:span text:style-name="Strong_20_Emphasis">Mitigation:</text:span> Strong CEO for operations; I focus on vision; proven execution (trading system)</text:p>
      <text:h text:style-name="P16" text:outline-level="3">Funding Risk:</text:h>
      <text:p text:style-name="P1"><text:span text:style-name="Strong_20_Emphasis">Risk:</text:span> Need follow-on funding<text:line-break/><text:span text:style-name="Strong_20_Emphasis">Mitigation:</text:span> Capital-efficient ($8M to operational); clear 12-month milestones; defense funding (US Army)</text:p>
      <text:p text:style-name="P2"><text:soft-page-break/></text:p>
      <text:h text:style-name="P3" text:outline-level="2">US-ISRAEL PARTNERSHIP STRUCTURE</text:h>
      <text:h text:style-name="P16" text:outline-level="3">Why Joint Venture:</text:h>
      <text:p text:style-name="P1"><text:span text:style-name="Strong_20_Emphasis">US Advantages:</text:span></text:p>
      <text:list text:style-name="L50">
        <text:list-item>
          <text:p text:style-name="P105">Capital (Silicon Valley funding) </text:p>
        </text:list-item>
        <text:list-item>
          <text:p text:style-name="P105">Market (330M people, largest economy) </text:p>
        </text:list-item>
        <text:list-item>
          <text:p text:style-name="P105">Military (US Army budget, NATO partnerships) </text:p>
        </text:list-item>
        <text:list-item>
          <text:p text:style-name="P106">Manufacturing (scale, supply chain) </text:p>
        </text:list-item>
      </text:list>
      <text:p text:style-name="P1"><text:span text:style-name="Strong_20_Emphasis">Israel Advantages:</text:span></text:p>
      <text:list text:style-name="L51">
        <text:list-item>
          <text:p text:style-name="P107">Innovation (highest intelligence per capita) </text:p>
        </text:list-item>
        <text:list-item>
          <text:p text:style-name="P107">Military expertise (combat-proven technology) </text:p>
        </text:list-item>
        <text:list-item>
          <text:p text:style-name="P107">Cyber/AI (Unit 8200, quantum research) </text:p>
        </text:list-item>
        <text:list-item>
          <text:p text:style-name="P108"><text:span text:style-name="Strong_20_Emphasis">Imagination</text:span> (competitive edge vs. China/Japan) </text:p>
        </text:list-item>
      </text:list>
      <text:p text:style-name="P1"><text:span text:style-name="Strong_20_Emphasis">Together:</text:span></text:p>
      <text:list text:style-name="L52">
        <text:list-item>
          <text:p text:style-name="P109">Beats China (trust + innovation + resources) </text:p>
        </text:list-item>
        <text:list-item>
          <text:p text:style-name="P109">Beats Elon (military applications + open platform) </text:p>
        </text:list-item>
        <text:list-item>
          <text:p text:style-name="P110">Beats Japan (speed + software + market access) </text:p>
        </text:list-item>
      </text:list>
      <text:h text:style-name="P16" text:outline-level="3">Corporate Structure:</text:h>
      <text:p text:style-name="P1"><text:span text:style-name="Strong_20_Emphasis">Headquarters:</text:span> Delaware C-Corp (US standard)<text:line-break/><text:span text:style-name="Strong_20_Emphasis">R&amp;D Centers:</text:span></text:p>
      <text:list text:style-name="L53">
        <text:list-item>
          <text:p text:style-name="P111">Silicon Valley (AI, platform, business development) </text:p>
        </text:list-item>
        <text:list-item>
          <text:p text:style-name="P112">Israel (quantum, military applications, advanced R&amp;D) </text:p>
        </text:list-item>
      </text:list>
      <text:p text:style-name="P1"><text:span text:style-name="Strong_20_Emphasis">IP Ownership:</text:span> Shared US-Israel (both countries benefit)<text:line-break/><text:span text:style-name="Strong_20_Emphasis">Manufacturing:</text:span> US + Israel (strategic independence)<text:line-break/><text:span text:style-name="Strong_20_Emphasis">Government Support:</text:span> Both US and Israeli backing</text:p>
      <text:p text:style-name="P2"/>
      <text:h text:style-name="P3" text:outline-level="2">WHAT MAKES THIS INVESTABLE</text:h>
      <text:p text:style-name="P1">✅ <text:span text:style-name="Strong_20_Emphasis">Massive Market:</text:span> $24T (30% of global labor)<text:line-break/>✅ <text:span text:style-name="Strong_20_Emphasis">Platform Economics:</text:span> Winner-takes-most, 60-80% margins<text:line-break/>✅ <text:span text:style-name="Strong_20_Emphasis">Multiple Paths:</text:span> Plans A, B, C, D - literally cannot lose<text:line-break/>✅ <text:span text:style-name="Strong_20_Emphasis">Proven Founder:</text:span> Live trading system (403% returns, 99% win rate)<text:line-break/>✅ <text:span text:style-name="Strong_20_Emphasis">Capital Efficient:</text:span> 8x better than traditional robotics<text:line-break/>✅ <text:span text:style-name="Strong_20_Emphasis">Fast Execution:</text:span> 12 months to operational (not 5 years)<text:line-break/>✅ <text:span text:style-name="Strong_20_Emphasis">Competitive Moats:</text:span> Quantum communication, pedagogy, natural language<text:line-break/>✅ <text:span text:style-name="Strong_20_Emphasis">Strategic Partnership:</text:span> US-Israel joint venture (innovation + resources)<text:line-break/>✅ <text:span text:style-name="Strong_20_Emphasis">Clear Milestones:</text:span> 3/6/9/12 month checkpoints<text:line-break/>✅ <text:span text:style-name="Strong_20_Emphasis">Exit Paths:</text:span> Multiple acquirers (Apple, Google, Microsoft, Defense contractors)<text:line-break/>✅ <text:span text:style-name="Strong_20_Emphasis">Timing:</text:span> 12-month window before market consolidates</text:p>
      <text:p text:style-name="P2"/>
      <text:h text:style-name="P3" text:outline-level="2">NEXT STEPS</text:h>
      <text:h text:style-name="P16" text:outline-level="3">For Interested VCs:</text:h>
      <text:p text:style-name="P1"><text:span text:style-name="Strong_20_Emphasis">Phase 1: Initial Discussion (This Week)</text:span></text:p>
      <text:list text:style-name="L54">
        <text:list-item>
          <text:p text:style-name="P113">Deep dive on strategy (Plans A/B/C/D) </text:p>
        </text:list-item>
        <text:list-item>
          <text:p text:style-name="P113">Technical review (quantum, pedagogy, PythonEasy) </text:p>
        </text:list-item>
        <text:list-item>
          <text:p text:style-name="P113">Team plan and hiring strategy </text:p>
        </text:list-item>
        <text:list-item>
          <text:p text:style-name="P114">US-Israel partnership structure </text:p>
        </text:list-item>
      </text:list>
      <text:p text:style-name="P1"><text:span text:style-name="Strong_20_Emphasis">Phase 2: Due Diligence (Week 2-3)</text:span></text:p>
      <text:list text:style-name="L55">
        <text:list-item>
          <text:p text:style-name="P115">Live demo of trading system (proof of execution) </text:p>
        </text:list-item>
        <text:list-item>
          <text:p text:style-name="P115">Technical validation (bring robotics/AI experts) </text:p>
        </text:list-item>
        <text:list-item>
          <text:p text:style-name="P115">Reference calls (past colleagues, advisors) </text:p>
        </text:list-item>
        <text:list-item>
          <text:p text:style-name="P116">Financial model review </text:p>
        </text:list-item>
      </text:list>
      <text:p text:style-name="P1"><text:span text:style-name="Strong_20_Emphasis">Phase 3: Term Sheet (Week 3-4)</text:span></text:p>
      <text:list text:style-name="L56">
        <text:list-item>
          <text:p text:style-name="P117">Investment terms negotiation </text:p>
        </text:list-item>
        <text:list-item>
          <text:p text:style-name="P117">Board structure, governance </text:p>
        </text:list-item>
        <text:list-item>
          <text:p text:style-name="P117">Milestone-based funding if preferred </text:p>
        </text:list-item>
        <text:list-item>
          <text:p text:style-name="P118">Close in 30 days </text:p>
        </text:list-item>
      </text:list>
      <text:p text:style-name="P1"><text:soft-page-break/><text:span text:style-name="Strong_20_Emphasis">I can visit Silicon Valley in person if needed - I know the area well.</text:span></text:p>
      <text:p text:style-name="P2"/>
      <text:h text:style-name="P3" text:outline-level="2">THE BOTTOM LINE</text:h>
      <text:p text:style-name="P1"><text:span text:style-name="Strong_20_Emphasis">In 2005, VCs could invest in Android for $50M.</text:span></text:p>
      <text:p text:style-name="P1">Most passed.</text:p>
      <text:p text:style-name="P1">Today it's worth $200B+.</text:p>
      <text:p text:style-name="P1"><text:span text:style-name="Strong_20_Emphasis">In 2025, you can invest in the humanoid OS for $8M.</text:span></text:p>
      <text:p text:style-name="P1"><text:span text:style-name="Strong_20_Emphasis">The pattern is identical:</text:span></text:p>
      <text:list text:style-name="L57">
        <text:list-item>
          <text:p text:style-name="P119">Hardware commoditizes (good for ecosystem) </text:p>
        </text:list-item>
        <text:list-item>
          <text:p text:style-name="P119">Software platform captures value (winner-takes-most) </text:p>
        </text:list-item>
        <text:list-item>
          <text:p text:style-name="P119">Network effects create moat (first mover wins) </text:p>
        </text:list-item>
        <text:list-item>
          <text:p text:style-name="P120">Multiple use cases (not single-purpose) </text:p>
        </text:list-item>
      </text:list>
      <text:p text:style-name="P1"><text:span text:style-name="Strong_20_Emphasis">The difference:</text:span></text:p>
      <text:p text:style-name="P1">The humanoid opportunity is <text:span text:style-name="Strong_20_Emphasis">100x bigger than smartphones</text:span>.</text:p>
      <text:list text:style-name="L58">
        <text:list-item>
          <text:p text:style-name="P121">Smartphones: Communication and apps </text:p>
        </text:list-item>
        <text:list-item>
          <text:p text:style-name="P122">Humanoids: Replace 30% of all physical labor </text:p>
        </text:list-item>
      </text:list>
      <text:p text:style-name="P1"><text:span text:style-name="Strong_20_Emphasis">If you believe:</text:span></text:p>
      <text:list text:style-name="L59">
        <text:list-item>
          <text:p text:style-name="P123">Humanoid robots are coming (they are - hardware ready) </text:p>
        </text:list-item>
        <text:list-item>
          <text:p text:style-name="P123">Someone will build the OS (someone must) </text:p>
        </text:list-item>
        <text:list-item>
          <text:p text:style-name="P123">Platform captures more value than hardware (proven with phones, PCs, cars) </text:p>
        </text:list-item>
        <text:list-item>
          <text:p text:style-name="P123">First mover wins (Android, iOS, Windows all dominated quickly) </text:p>
        </text:list-item>
        <text:list-item>
          <text:p text:style-name="P124">US-Israel partnership beats China/Elon/Japan (innovation + resources) </text:p>
        </text:list-item>
      </text:list>
      <text:p text:style-name="P1"><text:span text:style-name="Strong_20_Emphasis">Then the only question is: Do you want to own a piece of this platform?</text:span></text:p>
      <text:p text:style-name="P2"/>
      <text:h text:style-name="P3" text:outline-level="2">CONTACT</text:h>
      <text:p text:style-name="P1"><text:span text:style-name="Strong_20_Emphasis">Meir Niv</text:span><text:line-break/>Founder &amp; Visionary, HOS Platform</text:p>
      <text:p text:style-name="P1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in person<text:line-break/><text:span text:style-name="Strong_20_Emphasis">Live Trading System:</text:span> meirniv.pythonanywhere.com/orders</text:p>
      <text:p text:style-name="P1"><text:span text:style-name="Strong_20_Emphasis">Preferred:</text:span> In-person meeting (I know Silicon Valley well)<text:line-break/><text:span text:style-name="Strong_20_Emphasis">Alternative:</text:span> Video call or phone (with captions due to hearing difficulty)</text:p>
      <text:p text:style-name="P2"/>
      <text:p text:style-name="P1"><text:span text:style-name="Strong_20_Emphasis">I'm reaching out to 5-7 top Silicon Valley VCs:</text:span></text:p>
      <text:list text:style-name="L60">
        <text:list-item>
          <text:p text:style-name="P125">Founders Fund (Thiel - defense tech focus) </text:p>
        </text:list-item>
        <text:list-item>
          <text:p text:style-name="P125">Lux Capital (deep tech, dual-use) </text:p>
        </text:list-item>
        <text:list-item>
          <text:p text:style-name="P125">Khosla Ventures (platform plays) </text:p>
        </text:list-item>
        <text:list-item>
          <text:p text:style-name="P125">Andreessen Horowitz (AI, defense) </text:p>
        </text:list-item>
        <text:list-item>
          <text:p text:style-name="P125">Shield Capital (national security) </text:p>
        </text:list-item>
        <text:list-item>
          <text:p text:style-name="P125">General Catalyst (platform economics) </text:p>
        </text:list-item>
        <text:list-item>
          <text:p text:style-name="P126">[Your firm] </text:p>
        </text:list-item>
      </text:list>
      <text:p text:style-name="P1"><text:span text:style-name="Strong_20_Emphasis">First mover wins in platform battles.</text:span></text:p>
      <text:p text:style-name="P1"><text:span text:style-name="Strong_20_Emphasis">The firms that move fast will own the future.</text:span></text:p>
      <text:p text:style-name="P1"><text:span text:style-name="Strong_20_Emphasis">The firms that hesitate will fund the followers.</text:span></text:p>
      <text:p text:style-name="P1">Are you in?</text:p>
      <text:p text:style-name="P2"/>
      <text:p text:style-name="P1">P.S. - Steve Ballmer laughed at the iPhone in 2007. By 2012, Microsoft was irrelevant in mobile.</text:p>
      <text:p text:style-name="P1">Don't be Microsoft.</text:p>
      <text:p text:style-name="P1">Be the VC that backed Android.</text:p>
      <text:p text:style-name="P2"/>
      <text:p text:style-name="P1"><text:soft-page-break/><text:span text:style-name="Strong_20_Emphasis">ATTACHMENTS (Available Upon Request):</text:span></text:p>
      <text:list text:style-name="L61">
        <text:list-item>
          <text:p text:style-name="P127">Detailed Financial Model (18-month projection) </text:p>
        </text:list-item>
        <text:list-item>
          <text:p text:style-name="P127">Technical Architecture (HOS/HMOS/HCOS design) </text:p>
        </text:list-item>
        <text:list-item>
          <text:p text:style-name="P127">Competitive Analysis (China/Elon/Japan comparison) </text:p>
        </text:list-item>
        <text:list-item>
          <text:p text:style-name="P127">US-Israel Partnership Structure (corporate/IP/manufacturing) </text:p>
        </text:list-item>
        <text:list-item>
          <text:p text:style-name="P127">Military Applications Brief (HMOS capabilities) </text:p>
        </text:list-item>
        <text:list-item>
          <text:p text:style-name="P128">Natural Language Innovation (PythonEasy specification) </text:p>
        </text:list-item>
      </text:list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21:08:00.258986200</meta:creation-date>
    <dc:date>2025-11-23T21:10:27.547793300</dc:date>
    <meta:editing-duration>PT2M27S</meta:editing-duration>
    <meta:editing-cycles>1</meta:editing-cycles>
    <meta:generator>LibreOffice/25.8.2.2$Windows_X86_64 LibreOffice_project/d401f2107ccab8f924a8e2df40f573aab7605b6f</meta:generator>
    <meta:document-statistic meta:table-count="2" meta:image-count="0" meta:object-count="0" meta:page-count="10" meta:paragraph-count="452" meta:word-count="2931" meta:character-count="19578" meta:non-whitespace-character-count="17097"/>
  </office:meta>
</office:document-meta>
</file>